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9607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40d76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40d76" officeooo:paragraph-rsid="00140d76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CabecalhoTabela">
      <style:paragraph-properties style:snap-to-layout-grid="false"/>
    </style:style>
    <style:style style:name="P19" style:family="paragraph" style:parent-style-name="CabecalhoTabela">
      <style:paragraph-properties style:snap-to-layout-grid="false"/>
      <style:text-properties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163b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39607" officeooo:paragraph-rsid="00139607"/>
    </style:style>
    <style:style style:name="P23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91307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9607" officeooo:paragraph-rsid="00139607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91307" officeooo:paragraph-rsid="00191307"/>
    </style:style>
    <style:style style:name="P36" style:family="paragraph" style:parent-style-name="Texto_20_tabela">
      <style:paragraph-properties fo:text-align="center" style:justify-single-word="false" style:snap-to-layout-grid="false"/>
      <style:text-properties officeooo:rsid="00191307" officeooo:paragraph-rsid="00191307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0d76" officeooo:paragraph-rsid="00140d7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140d76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9607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2ec50"/>
    </style:style>
    <style:style style:name="T20" style:family="text">
      <style:text-properties officeooo:rsid="0013163b"/>
    </style:style>
    <style:style style:name="T21" style:family="text">
      <style:text-properties officeooo:rsid="00139607"/>
    </style:style>
    <style:style style:name="T22" style:family="text">
      <style:text-properties officeooo:rsid="00140d76"/>
    </style:style>
    <style:style style:name="T23" style:family="text">
      <style:text-properties officeooo:rsid="00165696"/>
    </style:style>
    <style:style style:name="T24" style:family="text">
      <style:text-properties officeooo:rsid="00178e37"/>
    </style:style>
    <style:style style:name="T25" style:family="text">
      <style:text-properties officeooo:rsid="0019130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6">GRH</text:span> – Gestão de <text:span text:style-name="T6">Recursos Humanos</text:span></text:p>
      <text:p text:style-name="P12"/>
      <text:p text:style-name="P10">Documento de Especificação de Caso de Uso</text:p>
      <text:p text:style-name="P10"/>
      <text:p text:style-name="P11">UC<text:span text:style-name="T20">20</text:span> – <text:span text:style-name="T20">Aprovar Frequências Submetidas</text:span></text:p>
      <text:p text:style-name="P13"/>
      <text:p text:style-name="P13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  <table:table-cell table:style-name="Tabela1.A1" office:value-type="string">
            <text:p text:style-name="P19">Responsável</text:p>
          </table:table-cell>
          <table:table-cell table:style-name="Tabela1.D1" office:value-type="string">
            <text:p text:style-name="P18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20">20/05</text:span>/201<text:span text:style-name="T17">5</text:span>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33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2">26/05/2015</text:p>
          </table:table-cell>
          <table:table-cell table:style-name="Tabela1.A3" office:value-type="string">
            <text:p text:style-name="P22">1.5</text:p>
          </table:table-cell>
          <table:table-cell table:style-name="Tabela1.A3" office:value-type="string">
            <text:p text:style-name="P22">Beatriz Brito do Rêgo</text:p>
          </table:table-cell>
          <table:table-cell table:style-name="Tabela1.D3" office:value-type="string">
            <text:p text:style-name="P34">Atualização do Documento</text:p>
          </table:table-cell>
        </table:table-row>
        <table:table-row table:style-name="Tabela1.1">
          <table:table-cell table:style-name="Tabela1.A3" office:value-type="string">
            <text:p text:style-name="P36">09/11/2015</text:p>
          </table:table-cell>
          <table:table-cell table:style-name="Tabela1.A3" office:value-type="string">
            <text:p text:style-name="P36">1.6</text:p>
          </table:table-cell>
          <table:table-cell table:style-name="Tabela1.A3" office:value-type="string">
            <text:p text:style-name="P36">Beatriz Brito do Rêgo</text:p>
          </table:table-cell>
          <table:table-cell table:style-name="Tabela1.D3" office:value-type="string">
            <text:p text:style-name="P35">Revisão do Documento</text:p>
          </table:table-cell>
        </table:table-row>
      </table:table>
      <text:section text:style-name="Sect1" text:name="Seção1">
        <text:list xml:id="list3830159236558964096" text:style-name="WW8Num2">
          <text:list-item>
            <text:h text:style-name="P24" text:outline-level="1"><text:bookmark-start text:name="_Ref418497390"/><text:bookmark-start text:name="_Ref439573339"/>CASOS DE USO: <text:span text:style-name="T20">APROVAR FREQUÊNCIA SUBMETIDAS</text:span></text:h>
            <text:list>
              <text:list-item>
                <text:h text:style-name="P26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3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aprova as frequências submetidas pelos estagiários.</text:span></text:span></text:p>
        <text:list xml:id="list91453431300472" text:continue-numbering="true" text:style-name="WW8Num2">
          <text:list-item>
            <text:list>
              <text:list-item>
                <text:h text:style-name="P27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1452645242444" text:continue-numbering="true" text:style-name="WW8Num2">
          <text:list-item>
            <text:list>
              <text:list-item>
                <text:h text:style-name="P27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Coordenador seleciona a opção de frequência.</text:span></text:p>
        <text:p text:style-name="P3">2.<text:tab/><text:span text:style-name="T21">Coordenador escolhe turma </text:span></text:p>
        <text:p text:style-name="P30">3.<text:tab/>Sistema lista todos <text:span text:style-name="T25">os</text:span> nomes dos estagiários referentes a turma selecionada <text:span text:style-name="T25">junto <text:tab/><text:tab/><text:tab/>com observação e status da frequência, referente a data do dia atual.</text:span></text:p>
        <text:p text:style-name="P30"><text:tab/>- <text:span text:style-name="T25">As observações inseridas pelo coordenador são vistas pelos estagiários</text:span></text:p>
        <text:p text:style-name="P4"><text:tab/>- <text:span text:style-name="T21">Coordenador pode visualizar frequência de qualquer dia que desejar.</text:span></text:p>
        <text:p text:style-name="P4"><text:tab/>- <text:span text:style-name="T21">Coordenador pode modificar o status da frequência para os valores: </text:span>falta, <text:span text:style-name="T23">atraso</text:span>, <text:tab/><text:tab/><text:tab/>abonado, presente, feriado.</text:p>
        <text:p text:style-name="P4"><text:tab/>- <text:span text:style-name="T23">Cada atraso equivale a meia falta, ao completar dois atrasos <text:s/>o coordenador terá a <text:tab/><text:tab/><text:tab/>opção de lançar data de reposição. </text:span></text:p>
        <text:p text:style-name="P2"><text:span text:style-name="T19">4.</text:span><text:tab/><text:span text:style-name="T21">Coordenador seleciona a opção “Aprovar Frequências Submetidas”.</text:span></text:p>
        <text:p text:style-name="P7"><text:span text:style-name="T19">5.</text:span><text:tab/><text:span text:style-name="T21">Sistema informa que operação foi realizada com sucesso.</text:span><text:span text:style-name="T10"> </text:span></text:p>
        <text:list xml:id="list91452515129589" text:continue-numbering="true" text:style-name="WW8Num2">
          <text:list-item>
            <text:list>
              <text:list-item>
                <text:h text:style-name="P28" text:outline-level="2"><text:soft-page-break/>Fluxos Alternativos </text:h>
              </text:list-item>
            </text:list>
          </text:list-item>
        </text:list>
        <text:p text:style-name="P5">1.<text:tab/><text:span text:style-name="T21">Coordenador seleciona a opção de frequência.</text:span></text:p>
        <text:p text:style-name="P5">2.<text:tab/><text:span text:style-name="T21">Coordenador escolhe turma </text:span></text:p>
        <text:p text:style-name="P8">3.<text:tab/>Coordenador digita no campo busca o nome do estagiário que deseja efetuar a <text:tab/><text:tab/><text:tab/>busca.</text:p>
        <text:p text:style-name="P9">5. <text:tab/>Sistema lista a frequência do estagiário referente a pesquisa com as informações <text:tab/><text:tab/><text:tab/>de dias de frequência (datas normais e de reposição), observações, status <text:span text:style-name="T24">e horário <text:tab/><text:tab/><text:tab/>que o estagiário lança a frequência</text:span>.</text:p>
        <text:p text:style-name="P6"/>
        <text:p text:style-name="P17">1.6<text:tab/>Fluxos de Exceção</text:p>
        <text:p text:style-name="P17"><text:tab/><text:span text:style-name="T16">Não se aplica</text:span></text:p>
        <text:p text:style-name="P14"/>
        <text:list xml:id="list6264369993134847203" text:style-name="L1">
          <text:list-header>
            <text:p text:style-name="P38"><text:span text:style-name="T14">1.</text:span><text:span text:style-name="T15">7</text:span><text:span text:style-name="T12"> <text:tab/>Pré-Condições</text:span></text:p>
          </text:list-header>
        </text:list>
        <text:p text:style-name="P16">Usuário Autenticado</text:p>
        <text:p text:style-name="P16">Para que o caso de uso seja iniciado é necessário que o usuário esteja autenticando no sistema e possua permissão de acesso a esta funcionalidade</text:p>
        <text:p text:style-name="P15"/>
        <text:list xml:id="list91453021883838" text:continue-numbering="true" text:style-name="L1">
          <text:list-header>
            <text:p text:style-name="P39"><text:span text:style-name="T13">1.</text:span><text:span text:style-name="T15">8</text:span><text:span text:style-name="T13"> </text:span><text:span text:style-name="T11"><text:tab/>Pós-Condições</text:span></text:p>
            <text:p text:style-name="P40">Informações salvas no banco de dados.</text:p>
          </text:list-header>
        </text:list>
        <text:list xml:id="list91452637663978" text:continue-list="list91452515129589" text:style-name="WW8Num2">
          <text:list-item>
            <text:h text:style-name="P25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list xml:id="list91453682718498" text:continue-list="list91453021883838" text:style-name="L1">
          <text:list-header>
            <text:p text:style-name="P41"><text:span text:style-name="T22">Para aprovar frequência o caso de uso </text:span>UC0<text:span text:style-name="T22">9-Realizar Frequência precisa ter sido realizado.</text:span></text:p>
          </text:list-header>
        </text:list>
        <text:list xml:id="list91453087933695" text:continue-list="list91452637663978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1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1453884889915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2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09:14:51.999174588</dc:date>
    <meta:print-date>2007-05-07T23:41:00</meta:print-date>
    <meta:editing-cycles>22</meta:editing-cycles>
    <meta:editing-duration>PT1H21M24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35" meta:character-count="2160" meta:non-whitespace-character-count="185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